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4dc17" officeooo:paragraph-rsid="0014dc17"/>
    </style:style>
    <style:style style:name="P2" style:family="paragraph" style:parent-style-name="Standard">
      <style:text-properties officeooo:rsid="0014dc17" officeooo:paragraph-rsid="0014d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ebooks</text:p>
      <text:p text:style-name="P2"/>
      <text:h text:style-name="Heading_20_1" text:outline-level="1">Modèle objet</text:h>
      <text:h text:style-name="Heading_20_2" text:outline-level="2">Classes</text:h>
      <text:p text:style-name="P1">Présentation des classes</text:p>
      <text:h text:style-name="Heading_20_2" text:outline-level="2">Objets</text:h>
      <text:p text:style-name="P1">Présentation des objets</text:p>
      <text:h text:style-name="Heading_20_2" text:outline-level="2">Héritage</text:h>
      <text:p text:style-name="P1">Présentation de l’héritage</text:p>
      <text:h text:style-name="Heading_20_1" text:outline-level="1">Objets typés</text:h>
      <text:h text:style-name="Heading_20_2" text:outline-level="2">Dataclasses</text:h>
      <text:p text:style-name="P1">Présentation des dataclasses</text:p>
      <text:h text:style-name="Heading_20_2" text:outline-level="2">Pydantic</text:h>
      <text:p text:style-name="P1">Présentation du module Pydantic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00:06:37.872322153</meta:creation-date>
    <dc:date>2024-07-09T00:10:41.003075733</dc:date>
    <meta:editing-duration>PT4M4S</meta:editing-duration>
    <meta:editing-cycles>1</meta:editing-cycles>
    <meta:document-statistic meta:table-count="0" meta:image-count="0" meta:object-count="0" meta:page-count="1" meta:paragraph-count="13" meta:word-count="26" meta:character-count="205" meta:non-whitespace-character-count="192"/>
    <meta:generator>LibreOffice/7.4.7.2$Linux_X86_64 LibreOffice_project/40$Build-2</meta:generator>
  </office:meta>
</office:document-meta>
</file>